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2" style:family="text">
      <style:text-properties fo:font-size="11.00pt" fo:font-weight="normal" fo:font-family="Verdana" style:font-family-asian="Verdana" style:font-family-complex="Verdana" fo:background-color="#ffffff" fo:color="#333333"/>
    </style:style>
    <style:style style:name="T3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7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Sylfaen" style:font-family-asian="Sylfaen" style:font-family-complex="Sylfaen" fo:background-color="#00ff00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13" style:family="text">
      <style:text-properties fo:font-size="11.00pt" fo:font-weight="bold" fo:font-family="Verdana" style:font-family-asian="Verdana" style:font-family-complex="Verdana" fo:background-color="transparent" fo:color="#333333"/>
    </style:style>
    <style:style style:name="T14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15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16" style:family="text">
      <style:text-properties fo:font-size="12.00pt" fo:font-weight="normal" fo:font-family="Sylfaen" style:font-family-asian="Sylfaen" style:font-family-complex="Sylfaen" fo:background-color="#00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19" style:family="text">
      <style:text-properties fo:font-size="11.00pt" fo:font-weight="bold" fo:font-family="Verdana" style:font-family-asian="Verdana" style:font-family-complex="Verdana" fo:background-color="transparent" fo:color="#333333"/>
    </style:style>
    <style:style style:name="T20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21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22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23" style:family="text">
      <style:text-properties fo:font-size="11.00pt" fo:font-weight="bold" fo:font-family="Verdana" style:font-family-asian="Verdana" style:font-family-complex="Verdana" fo:background-color="#00ff00" fo:color="#ff0000"/>
    </style:style>
    <style:style style:name="T24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27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28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31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32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35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36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39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40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41" style:family="text">
      <style:text-properties fo:font-size="11.00pt" fo:font-weight="bold" fo:font-family="Verdana" style:font-family-asian="Verdana" style:font-family-complex="Verdana" fo:background-color="#00ff00" fo:color="#ff0000"/>
    </style:style>
    <style:style style:name="T42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45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46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Verdana" style:font-family-asian="Verdana" style:font-family-complex="Verdana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51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52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57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58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61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62" style:family="text">
      <style:text-properties fo:font-size="12.00pt" fo:font-weight="normal" fo:font-family="Sylfaen" style:font-family-asian="Sylfaen" style:font-family-complex="Sylfaen" fo:background-color="#00ff00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65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66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69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Verdana" style:font-family-asian="Verdana" style:font-family-complex="Verdana" fo:background-color="#00ff00" fo:color="#333333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Verdana" style:font-family-asian="Verdana" style:font-family-complex="Verdana" fo:background-color="#ffffff" fo:color="#333333"/>
    </style:style>
    <style:style style:name="T74" style:family="text">
      <style:text-properties fo:font-size="11.00pt" fo:font-weight="bold" fo:font-family="Verdana" style:font-family-asian="Verdana" style:font-family-complex="Verdana" fo:background-color="#ffffff" fo:color="#ff0000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left="36.00pt" fo:text-indent="0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0.00%" fo:text-align="left" fo:margin-left="36.00pt" fo:text-indent="0.00pt"/>
    </style:style>
    <style:style style:name="P5" style:family="paragraph">
      <style:paragraph-properties fo:line-height="100.00%" fo:text-align="left" fo:margin-bottom="8.00pt"/>
    </style:style>
    <style:style style:name="P6" style:family="paragraph">
      <style:paragraph-properties fo:line-height="105.00%" fo:text-align="left" fo:margin-top="5.00pt" fo:margin-bottom="8.00pt"/>
    </style:style>
    <style:style style:name="P7" style:family="paragraph">
      <style:paragraph-properties fo:line-height="100.00%" fo:text-align="left" fo:margin-bottom="8.00pt"/>
    </style:style>
    <style:style style:name="P8" style:family="paragraph">
      <style:paragraph-properties fo:line-height="100.00%" fo:text-align="left" fo:margin-left="36.00pt" fo:text-indent="0.00pt"/>
    </style:style>
    <style:style style:name="P9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Hello Team!</text:span><text:span text:style-name="T2"><text:s/></text:span><text:span text:style-name="T3">Consider the below two tables</text:span><text:span text:style-name="T4">:</text:span></text:p>
      <text:p text:style-name="P1"><draw:frame text:anchor-type="as-char" svg:width="198.12mm" svg:height="70.91mm" style:rel-width="scale" style:rel-height="scale"><draw:object-ole xlink:href="OleObj1"/><draw:image xlink:href="ObjectReplacements/OleObj1"/></draw:frame><text:span text:style-name="T5"/></text:p>
      <text:p text:style-name="P1"><text:span text:style-name="T5"/></text:p>
      <text:p text:style-name="P1"><text:span text:style-name="T6">Ques.1. Write a SQL query to fetch the count of employees working in project 'P1'.</text:span></text:p>
      <text:p text:style-name="P1"><text:span text:style-name="T7">Your Answer:</text:span></text:p>
      <text:p text:style-name="P1"><text:span text:style-name="T8"/></text:p>
      <text:p text:style-name="P2"><text:span text:style-name="T9">SELECT COUNT(Project) AS EmployeeCount</text:span></text:p>
      <text:p text:style-name="P2"><text:span text:style-name="T9">FROM EmployeeSalary</text:span></text:p>
      <text:p text:style-name="P2"><text:span text:style-name="T9">WHERE Project = 'P1';</text:span></text:p>
      <text:p text:style-name="P3"><text:span text:style-name="T10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2">Write a SQL query to fetch<text:s/></text:span><text:span text:style-name="T13">employee names<text:s/></text:span><text:span text:style-name="T14">having salary greater than or equal to 5000 and less than or equal 10000.</text:span></text:p>
      <text:p text:style-name="P3"><text:span text:style-name="T15">Your Answer:</text:span></text:p>
      <text:p text:style-name="P4"><text:span text:style-name="T16">SELECT<text:s text:c="2"/>FullName, Salary</text:span></text:p>
      <text:p text:style-name="P4"><text:span text:style-name="T16">FROM EmployeeDetails</text:span></text:p>
      <text:p text:style-name="P4"><text:span text:style-name="T16">LEFT JOIN EmployeeSalary<text:s text:c="2"/>ON<text:s text:c="2"/>EmployeeDetails.EmpId = EmployeeSalary.EmpId;</text:span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8">Ques.4. Write a query to fetch<text:s/></text:span><text:span text:style-name="T19">employee names and salary<text:s/></text:span><text:span text:style-name="T20">records. Return employee details even if the salary record is not present for the employee.</text:span></text:p>
      <text:p text:style-name="P5"><text:span text:style-name="T21">Your Answer:</text:span></text:p>
      <text:p text:style-name="P5"><text:span text:style-name="T22">SELECT<text:s/></text:span><text:span text:style-name="T23">*</text:span></text:p>
      <text:p text:style-name="P5"><text:span text:style-name="T24">FROM EmployeeDetalis</text:span></text:p>
      <text:p text:style-name="P5"><text:span text:style-name="T24">FULL JOIN EmployeeSalary</text:span></text:p>
      <text:p text:style-name="P5"><text:span text:style-name="T24">ON EmployeeDetalis.EmplId=EmployeeSalary.EmplId</text:span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pan text:style-name="T26">Ques.5. Write a SQL query to create an empty table with ‘Test’ name.</text:span></text:p>
      <text:p text:style-name="P5"><text:span text:style-name="T27">Your Answer:</text:span></text:p>
      <text:p text:style-name="P5"><text:span text:style-name="T28">create table Test (</text:span></text:p>
      <text:p text:style-name="P5"><text:span text:style-name="T28">ID int not null,</text:span></text:p>
      <text:p text:style-name="P5"><text:span text:style-name="T28">LastName varchar(255) not null,</text:span></text:p>
      <text:p text:style-name="P5"><text:span text:style-name="T28">FirstName varchar(255) NOT NULL,</text:span></text:p>
      <text:p text:style-name="P5"><text:span text:style-name="T28">PhoneNumber varchar(255)</text:span></text:p>
      <text:p text:style-name="P5"><text:span text:style-name="T28">);</text:span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29"/></text:p>
      <text:p text:style-name="P5"><text:span text:style-name="T30">Ques.6. Write a SQL query to delete an empty table with ‘Test’ name.</text:span></text:p>
      <text:p text:style-name="P5"><text:span text:style-name="T31">Your Answer:</text:span></text:p>
      <text:p text:style-name="P5"><text:span text:style-name="T32">drop table Test</text:span></text:p>
      <text:p text:style-name="P5"><text:span text:style-name="T33"/></text:p>
      <text:p text:style-name="P5"><text:span text:style-name="T33"/></text:p>
      <text:p text:style-name="P5"><text:span text:style-name="T33"/></text:p>
      <text:p text:style-name="P5"><text:span text:style-name="T33"/></text:p>
      <text:p text:style-name="P5"><text:span text:style-name="T33"/></text:p>
      <text:p text:style-name="P5"><text:span text:style-name="T33"/></text:p>
      <text:p text:style-name="P5"><text:span text:style-name="T34">Ques.7. Write a SQL query to fetch all the Employees details from EmployeeDetails table who joined in Year 2016.</text:span></text:p>
      <text:p text:style-name="P5"><text:span text:style-name="T35">Your Answer:</text:span></text:p>
      <text:p text:style-name="P5"><text:span text:style-name="T36">SELECT * FROM EmployeeDetails where DateOfJoining like '%2016%'</text:span></text:p>
      <text:p text:style-name="P5"><text:span text:style-name="T37"/></text:p>
      <text:p text:style-name="P5"><text:span text:style-name="T37"/></text:p>
      <text:p text:style-name="P5"><text:span text:style-name="T37"/></text:p>
      <text:p text:style-name="P5"><text:span text:style-name="T37"/></text:p>
      <text:p text:style-name="P5"><text:span text:style-name="T37"/></text:p>
      <text:p text:style-name="P5"><text:span text:style-name="T37"/></text:p>
      <text:p text:style-name="P5"><text:span text:style-name="T37"/></text:p>
      <text:p text:style-name="P5"><text:span text:style-name="T38">Ques.8. Write a SQL query to insert new record to the EmployeeDetails table with any data.</text:span></text:p>
      <text:p text:style-name="P5"><text:span text:style-name="T39">Your Answer:</text:span></text:p>
      <text:p text:style-name="P5"><text:span text:style-name="T40">INSERT INTO<text:s text:c="2"/>EmployeeDetails<text:s text:c="2"/>(FullName, ManagerId, DateOJoining)</text:span></text:p>
      <text:p text:style-name="P5"><text:span text:style-name="T40">VALUES (value1, value2,<text:s/></text:span><text:span text:style-name="T41">value3</text:span><text:span text:style-name="T42">)</text:span></text:p>
      <text:p text:style-name="P5"><text:span text:style-name="T43"/></text:p>
      <text:p text:style-name="P5"><text:span text:style-name="T43"/></text:p>
      <text:p text:style-name="P5"><text:span text:style-name="T43"/></text:p>
      <text:p text:style-name="P5"><text:span text:style-name="T43"/></text:p>
      <text:p text:style-name="P5"><text:span text:style-name="T43"/></text:p>
      <text:p text:style-name="P5"><text:span text:style-name="T44">Ques.9. Write a SQL query to update EmployeeSalery table with setting Salary to 2000 for Project P2.</text:span></text:p>
      <text:p text:style-name="P5"><text:span text:style-name="T45">Your Answer:</text:span></text:p>
      <text:p text:style-name="P5"><text:span text:style-name="T46">UPDATE<text:s text:c="2"/>EmployeeSalery</text:span></text:p>
      <text:p text:style-name="P5"><text:span text:style-name="T46">SET EmployeeSalery.Salary = 2000</text:span></text:p>
      <text:p text:style-name="P5"><text:span text:style-name="T46">WHERE EmployeeSalery.Project="P2"</text:span></text:p>
      <text:p text:style-name="P5"><text:span text:style-name="T47"/></text:p>
      <text:p text:style-name="P6"><text:span text:style-name="T48"/></text:p>
      <text:p text:style-name="P7"><text:span text:style-name="T49"/></text:p>
      <text:p text:style-name="P7"><text:span text:style-name="T49"/></text:p>
      <text:p text:style-name="P7"><text:span text:style-name="T49"/></text:p>
      <text:p text:style-name="P7"><text:span text:style-name="T49"/></text:p>
      <text:p text:style-name="P7"><text:span text:style-name="T50">Ques.10. Write a SQL query to right join both tables and draw the results.</text:span></text:p>
      <text:p text:style-name="P7"><text:span text:style-name="T51">Your Answer:</text:span></text:p>
      <text:p text:style-name="P7"><text:span text:style-name="T52">Select *</text:span></text:p>
      <text:p text:style-name="P7"><text:span text:style-name="T52">From EmployeeDetails</text:span></text:p>
      <text:p text:style-name="P7"><text:span text:style-name="T52">Right Join EmployeeSalary</text:span></text:p>
      <text:p text:style-name="P7"><text:span text:style-name="T52">On EmployeeDetails.EmpId=EmployeeSalary.EmpId</text:span></text:p>
      <text:p text:style-name="P7"><text:span text:style-name="T53"/></text:p>
      <text:p text:style-name="P7"><draw:frame text:anchor-type="as-char" svg:width="211.46mm" svg:height="103.29mm" style:rel-width="scale" style:rel-height="scale"><draw:object-ole xlink:href="OleObj2"/><draw:image xlink:href="ObjectReplacements/OleObj2"/></draw:frame><text:span text:style-name="T53"/></text:p>
      <text:p text:style-name="P7"><text:span text:style-name="T53"/></text:p>
      <text:p text:style-name="P7"><text:span text:style-name="T53"/></text:p>
      <text:p text:style-name="P7"><text:span text:style-name="T53"/></text:p>
      <text:p text:style-name="P7"><text:span text:style-name="T54">Now take these two tables:</text:span></text:p>
      <text:p text:style-name="P7"><draw:frame text:anchor-type="as-char" svg:width="115.36mm" svg:height="48.26mm" style:rel-width="scale" style:rel-height="scale"><draw:object-ole xlink:href="OleObj3"/><draw:image xlink:href="ObjectReplacements/OleObj3"/></draw:frame><text:span text:style-name="T55"/></text:p>
      <text:p text:style-name="P7"><text:span text:style-name="T55"/></text:p>
      <text:p text:style-name="P7"><draw:frame text:anchor-type="as-char" svg:width="133.99mm" svg:height="58.21mm" style:rel-width="scale" style:rel-height="scale"><draw:object-ole xlink:href="OleObj4"/><draw:image xlink:href="ObjectReplacements/OleObj4"/></draw:frame><text:span text:style-name="T55"/></text:p>
      <text:p text:style-name="P7"><text:span text:style-name="T55"/></text:p>
      <text:p text:style-name="P7"><text:span text:style-name="T55"/></text:p>
      <text:p text:style-name="P7"><text:span text:style-name="T56">Ques.11. Write a SQL query to fetch all users full_name from San Francisco.</text:span></text:p>
      <text:p text:style-name="P7"><text:span text:style-name="T57">Your Answer:</text:span></text:p>
      <text:p text:style-name="P7"><text:span text:style-name="T58">Select full_name</text:span></text:p>
      <text:p text:style-name="P7"><text:span text:style-name="T58">From users</text:span></text:p>
      <text:p text:style-name="P7"><text:span text:style-name="T58">Inner Join addresses</text:span></text:p>
      <text:p text:style-name="P7"><text:span text:style-name="T58">On user.id = addresses.user_id</text:span></text:p>
      <text:p text:style-name="P7"><text:span text:style-name="T58">where city like '%San Francisco%'</text:span></text:p>
      <text:p text:style-name="P7"><text:span text:style-name="T59"/></text:p>
      <text:p text:style-name="P7"><text:span text:style-name="T59"/></text:p>
      <text:p text:style-name="P7"><text:span text:style-name="T59"/></text:p>
      <text:p text:style-name="P7"><text:span text:style-name="T59"/></text:p>
      <text:p text:style-name="P7"><text:span text:style-name="T59"/></text:p>
      <text:p text:style-name="P7"><text:span text:style-name="T60">Ques.12. Write a SQL query to fetch all users full_name, last_login who are enabled</text:span></text:p>
      <text:p text:style-name="P7"><text:span text:style-name="T61">Your Answer:</text:span></text:p>
      <text:p text:style-name="P8"><text:span text:style-name="T62">SELECT full_name, last_login</text:span></text:p>
      <text:p text:style-name="P8"><text:span text:style-name="T62">FROM users</text:span></text:p>
      <text:p text:style-name="P8"><text:span text:style-name="T62">WHERE enabled = 't';</text:span></text:p>
      <text:p text:style-name="P9"><text:span text:style-name="T63"/></text:p>
      <text:p text:style-name="P9"><text:span text:style-name="T63"/></text:p>
      <text:p text:style-name="P9"><text:span text:style-name="T63"/></text:p>
      <text:p text:style-name="P9"><text:span text:style-name="T63"/></text:p>
      <text:p text:style-name="P9"><text:span text:style-name="T63"/></text:p>
      <text:p text:style-name="P9"><text:span text:style-name="T64">Ques.13. Write a SQL query to fetch all users full_name who are not from Main street</text:span></text:p>
      <text:p text:style-name="P9"><text:span text:style-name="T65">Your Answer:</text:span></text:p>
      <text:p text:style-name="P9"><text:span text:style-name="T66">Select full_name</text:span></text:p>
      <text:p text:style-name="P9"><text:span text:style-name="T66">From users</text:span></text:p>
      <text:p text:style-name="P9"><text:span text:style-name="T66">Inner Join addresses</text:span></text:p>
      <text:p text:style-name="P9"><text:span text:style-name="T66">On user.id = addresses.user_id</text:span></text:p>
      <text:p text:style-name="P9"><text:span text:style-name="T66">where not street='Main street'</text:span></text:p>
      <text:p text:style-name="P9"><text:span text:style-name="T67"/></text:p>
      <text:p text:style-name="P9"><text:span text:style-name="T67"/></text:p>
      <text:p text:style-name="P9"><text:span text:style-name="T67"/></text:p>
      <text:p text:style-name="P9"><text:span text:style-name="T67"/></text:p>
      <text:p text:style-name="P9"><text:span text:style-name="T67"/></text:p>
      <text:p text:style-name="P9"><text:span text:style-name="T68">Ques.14. Write a SQL query to fetch all users full_name who are from Main street or San Francisco</text:span></text:p>
      <text:p text:style-name="P9"><text:span text:style-name="T69">Your Answer:</text:span></text:p>
      <text:p text:style-name="P9"><text:span text:style-name="T70"/></text:p>
      <text:p text:style-name="P9"><text:span text:style-name="T71">Select full_name</text:span></text:p>
      <text:p text:style-name="P9"><text:span text:style-name="T71">From users</text:span></text:p>
      <text:p text:style-name="P9"><text:span text:style-name="T71">Inner Join addresses</text:span></text:p>
      <text:p text:style-name="P9"><text:span text:style-name="T71">On user.id = addresses.user_id</text:span></text:p>
      <text:p text:style-name="P9"><text:span text:style-name="T71">where street = 'Main street' or city = 'San Francisco'</text:span></text:p>
      <text:p text:style-name="P9"><text:span text:style-name="T72"/></text:p>
      <text:p text:style-name="P9"><text:span text:style-name="T72"/></text:p>
      <text:p text:style-name="P9"><text:span text:style-name="T73">Ques.15. Write a SQL query to fetch user full_name who is equal to user_id from Boston (find user_id value in sub_query)</text:span></text:p>
      <text:p text:style-name="P9"><text:span text:style-name="T74">Your Answer:</text:span></text:p>
      <text:p text:style-name="P9"><text:span text:style-name="T75">Select full_name</text:span></text:p>
      <text:p text:style-name="P9"><text:span text:style-name="T75"><text:s/>From users</text:span><text:span text:style-name="T76"/></text:p>
      <text:p text:style-name="P9"><text:span text:style-name="T77"><text:s/>Where id in (select user_id from addresses where city = 'Boston'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